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75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5.272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greg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59" table:default-cell-style-name="Default"/>
        <table:table-column table:style-name="co6" table:number-columns-repeated="859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vities auxiliary to financial intermediation (67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ctivities of membership organisation n.e.c. (91)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ir transport (62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uminium producti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imal products ne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gasification of food waste, incl. land applicati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gasification of paper, incl. land applicati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ogasification of sewage slugde, incl. land applicati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ting of metal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ttle farm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emicals nec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lection, purification and distribution of water (41)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osting of food waste, incl. land applicati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osting of paper and wood, incl. land applicati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uter and related activities (72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struction (45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pper producti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cereal grains ne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crops ne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oil seed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paddy ric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plant-based fiber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sugar cane, sugar bee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vegetables, fruit, nut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ltivation of whea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stribution and trade of electricity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ducation (80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tra-territorial organizations and bodi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traction of crude petroleum and services related to crude oil extraction, excluding surveying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traction of natural gas and services related to natural gas extraction, excluding surveying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traction, liquefaction, and regasification of other petroleum and gaseous material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nancial intermediation, except insurance and pension funding (65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shing, operating of fish hatcheries and fish farms; service activities incidental to fishing (05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restry, logging and related service activities (02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ealth and social work (85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otels and restaurants (55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Foo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Metals and Inert material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Oil/Hazardous wast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Pape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Plasti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Texti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cineration of waste: Woo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land water transpor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nsurance and pension funding, except compulsory social security (66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Foo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Inert/metal/hazardou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Pape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Plasti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Texti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ndfill of waste: Woo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ad, zinc and tin producti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basic iron and steel and of ferro-alloys and first products thereof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beverage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bricks, tiles and construction products, in baked clay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cement, lime and plast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ceramic good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coke oven product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electrical machinery and apparatus n.e.c. (31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fabricated metal products, except machinery and equipment (28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fish product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furniture; manufacturing n.e.c. (36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gas; distribution of gaseous fuels through main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glass and glass product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machinery and equipment n.e.c. (29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medical, precision and optical instruments, watches and clocks (33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motor vehicles, trailers and semi-trailers (34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office machinery and computers (30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other non-metallic mineral products n.e.c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other transport equipment (35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radio, television and communication equipment and apparatus (32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rubber and plastic products (25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textiles (17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tobacco products (16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wearing apparel; dressing and dyeing of fur (18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facture of wood and of products of wood and cork, except furniture; manufacture of articles of straw and plaiting materials (20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re treatment (biogas), storage and land applicat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ure treatment (conventional), storage and land applicat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eat animals ne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aluminium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chemical and fertilizer minerals, production of salt, other mining and quarrying n.e.c.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coal and lignite; extraction of peat (10)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copper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iron or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lead, zinc and tin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nickel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other non-ferrous metal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precious metal ores and concentrat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ng of uranium and thorium ores (12)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-fertilis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ther business activities (74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ther land transpor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ther non-ferrous metal producti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ther service activities (93)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- and other fertilis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p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troleum Refinery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gs farm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astics, basic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t and telecommunications (64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ultry farm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cious metals producti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ivate households with employed persons (95)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ed ric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dairy product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Food products nec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meat catt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meat pig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meat poultry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of nuclear fue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cessing vegetable oils and fat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biomass and wast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co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ga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Geoth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hydr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nuclea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petroleum and other oil derivativ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solar photovoltai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solar th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tide, wave, ocea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by wi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electricity ne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duction of meat products nec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blic administration and defence; compulsory social security (75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blishing, printing and reproduction of recorded media (22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lp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uarrying of sand and cla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uarrying of ston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aw milk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ash into clink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aluminium into new aluminiu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construction material into aggregate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copper into new coppe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glass into new glas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lead into new lead, zinc and t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other non-ferrous metals into new other non-ferrous metal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paper into new pulp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plastic into new plastic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preciuos metals into new preciuos metal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steel into new stee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-processing of secondary wood material into new wood materia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al estate activities (70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reational, cultural and sporting activities (92)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ycling of bottles by direct reus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cycling of waste and scra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nting of machinery and equipment without operator and of personal and household goods (71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earch and development (73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tail sale of automotive fue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tail trade, except of motor vehicles and motorcycles; repair of personal and household goods (52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a and coastal water transpor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am and hot water supply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gar refining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pporting and auxiliary transport activities; activities of travel agencies (63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anning and dressing of leather; manufacture of luggage, handbags, saddlery, harness and footwear (19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ansmission of electricity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ansport via pipelines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ansport via railways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ste water treatment, foo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aste water treatment, othe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holesale trade and commission trade, except of motor vehicles and motorcycles (51)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ool, silk-worm cocoon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</table:table>
      <table:table table:name="name_input" table:style-name="ta1"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group_id</text:p>
          </table:table-cell>
          <table:table-cell office:value-type="string" calcext:value-type="string">
            <text:p>new sector 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griculture and othe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ergy and Utiliti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ini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anufactur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ales, Transports and Service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Others</text:p>
          </table:table-cell>
        </table:table-row>
      </table:table>
      <table:named-expressions/>
      <table:database-ranges>
        <table:database-range table:name="__Anonymous_Sheet_DB__0" table:target-range-address="aggreg_input.A1:aggreg_input.B1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7:51:43.273152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7:07:08.173896636</meta:creation-date>
    <dc:date>2022-05-09T18:07:52.553031316</dc:date>
    <meta:editing-duration>PT16M14S</meta:editing-duration>
    <meta:editing-cycles>4</meta:editing-cycles>
    <meta:generator>LibreOffice/6.4.7.2$Linux_X86_64 LibreOffice_project/40$Build-2</meta:generator>
    <meta:document-statistic meta:table-count="2" meta:cell-count="344" meta:object-count="0"/>
  </office:meta>
</office:document-meta>
</file>